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6" style:family="table">
      <style:table-properties style:width="6.825in" fo:margin-left="0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0.791in"/>
    </style:style>
    <style:style style:name="Table6.B" style:family="table-column">
      <style:table-column-properties style:column-width="2.1583in"/>
    </style:style>
    <style:style style:name="Table6.C" style:family="table-column">
      <style:table-column-properties style:column-width="1.0625in"/>
    </style:style>
    <style:style style:name="Table6.D" style:family="table-column">
      <style:table-column-properties style:column-width="0.9375in"/>
    </style:style>
    <style:style style:name="Table6.F" style:family="table-column">
      <style:table-column-properties style:column-width="0.813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785in" fo:padding-right="0.075in" fo:padding-top="0in" fo:padding-bottom="0in" fo:border="0.5pt solid #000000"/>
    </style:style>
    <style:style style:name="Table6.2" style:family="table-row">
      <style:table-row-properties style:min-row-height="0.3181in" fo:keep-together="auto"/>
    </style:style>
    <style:style style:name="Table6.4" style:family="table-row">
      <style:table-row-properties style:min-row-height="0.3in" fo:keep-together="auto"/>
    </style:style>
    <style:style style:name="Table7" style:family="table">
      <style:table-properties style:width="6.4194in" fo:margin-left="0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1.0799in"/>
    </style:style>
    <style:style style:name="Table7.B" style:family="table-column">
      <style:table-column-properties style:column-width="1.0778in"/>
    </style:style>
    <style:style style:name="Table7.D" style:family="table-column">
      <style:table-column-properties style:column-width="1.0556in"/>
    </style:style>
    <style:style style:name="Table7.E" style:family="table-column">
      <style:table-column-properties style:column-width="1.0722in"/>
    </style:style>
    <style:style style:name="Table7.F" style:family="table-column">
      <style:table-column-properties style:column-width="1.056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785in" fo:padding-right="0.075in" fo:padding-top="0in" fo:padding-bottom="0in" fo:border="0.5pt solid #000000"/>
    </style:style>
    <style:style style:name="Table8" style:family="table">
      <style:table-properties style:width="6.4201in" fo:margin-left="0in" fo:margin-top="0in" fo:margin-bottom="0in" fo:break-before="auto" fo:break-after="auto" table:align="left" style:writing-mode="lr-tb"/>
    </style:style>
    <style:style style:name="Table8.A" style:family="table-column">
      <style:table-column-properties style:column-width="0.6944in"/>
    </style:style>
    <style:style style:name="Table8.B" style:family="table-column">
      <style:table-column-properties style:column-width="0.8528in"/>
    </style:style>
    <style:style style:name="Table8.C" style:family="table-column">
      <style:table-column-properties style:column-width="4.872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 fo:break-before="auto" fo:break-after="auto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 fo:break-before="auto" fo:break-after="auto"/>
      <style:text-properties officeooo:paragraph-rsid="00065827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</style:style>
    <style:style style:name="P4" style:family="paragraph" style:parent-style-name="Standard">
      <style:paragraph-properties fo:margin-top="0in" fo:margin-bottom="0in" loext:contextual-spacing="false" fo:line-height="150%" fo:text-align="justify" style:justify-single-word="false" fo:break-before="auto" fo:break-after="auto"/>
    </style:style>
    <style:style style:name="P5" style:family="paragraph" style:parent-style-name="Standard">
      <style:paragraph-properties fo:margin-top="0in" fo:margin-bottom="0in" loext:contextual-spacing="false" fo:line-height="150%" fo:text-align="center" style:justify-single-word="false" fo:break-before="auto" fo:break-after="auto"/>
      <style:text-properties style:text-position="0% 100%" fo:font-size="14pt" fo:font-weight="normal" style:font-size-asian="14pt" style:font-weight-asian="normal" style:font-size-complex="14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 fo:break-before="auto" fo:break-after="auto"/>
      <style:text-properties style:text-position="0% 100%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 fo:break-before="auto" fo:break-after="auto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 fo:break-before="auto" fo:break-after="auto"/>
      <style:text-properties style:text-position="0% 100%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 fo:break-before="auto" fo:break-after="auto"/>
      <style:text-properties style:text-position="0% 100%" officeooo:paragraph-rsid="00065827"/>
    </style:style>
    <style:style style:name="P10" style:family="paragraph" style:parent-style-name="Standard">
      <style:paragraph-properties fo:margin-top="0in" fo:margin-bottom="0in" loext:contextual-spacing="false" fo:line-height="150%" fo:text-align="justify" style:justify-single-word="false" fo:break-before="auto" fo:break-after="auto"/>
      <style:text-properties style:text-position="0% 100%"/>
    </style:style>
    <style:style style:name="P11" style:family="paragraph" style:parent-style-name="Standard">
      <style:paragraph-properties fo:margin-top="0in" fo:margin-bottom="0in" loext:contextual-spacing="false" fo:line-height="150%" fo:text-align="justify" style:justify-single-word="false" fo:break-before="auto" fo:break-after="auto"/>
      <style:text-properties style:text-position="0% 100%" fo:font-weight="bold" style:font-weight-asian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text-position="0% 100%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weight="bold" style:font-weight-asian="bold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65827"/>
    </style:style>
    <style:style style:name="P17" style:family="paragraph" style:parent-style-name="Standard">
      <style:paragraph-properties fo:margin-top="0in" fo:margin-bottom="0in" loext:contextual-spacing="false" fo:line-height="100%" fo:padding="0in" fo:border="none"/>
      <style:text-properties fo:color="#000000" style:text-position="0% 100%" fo:font-weight="bold" style:font-weight-asian="bold"/>
    </style:style>
    <style:style style:name="P18" style:family="paragraph" style:parent-style-name="Standard">
      <style:paragraph-properties fo:margin-top="0in" fo:margin-bottom="0in" loext:contextual-spacing="false" fo:line-height="100%" fo:padding="0in" fo:border="none"/>
      <style:text-properties fo:color="#000000" style:text-position="0% 100%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color="#000000" style:text-position="0% 100%"/>
    </style:style>
    <style:style style:name="P20" style:family="paragraph" style:parent-style-name="Standard">
      <style:paragraph-properties fo:break-before="auto" fo:break-after="auto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21" style:family="paragraph" style:parent-style-name="Standard" style:master-page-name="First_20_Page">
      <style:paragraph-properties fo:margin-top="0in" fo:margin-bottom="0in" loext:contextual-spacing="false" fo:line-height="100%" fo:text-align="center" style:justify-single-word="false" style:page-number="1" fo:break-before="auto" fo:break-after="auto"/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style:text-position="0% 100%" fo:font-size="11pt" fo:language="en" fo:country="US" officeooo:rsid="00092dea" style:text-blinking="false" style:font-size-asian="11pt" style:language-asian="en" style:country-asian="ID" style:font-size-complex="11pt" style:language-complex="ar" style:country-complex="SA" style:text-emphasize="none" style:text-scale="100%"/>
    </style:style>
    <style:style style:name="T5" style:family="text">
      <style:text-properties style:text-position="0% 100%" fo:font-size="11pt" fo:language="en" fo:country="US" officeooo:rsid="0011b59f" style:text-blinking="false" style:font-size-asian="11pt" style:language-asian="en" style:country-asian="ID" style:font-size-complex="11pt" style:language-complex="ar" style:country-complex="SA" style:text-emphasize="none" style:text-scale="100%"/>
    </style:style>
    <style:style style:name="T6" style:family="text">
      <style:text-properties style:text-position="0% 100%" fo:font-size="11pt" fo:language="en" fo:country="US" fo:font-weight="bold" officeooo:rsid="0007f70f" style:text-blinking="false" style:font-size-asian="11pt" style:language-asian="en" style:country-asian="ID" style:font-weight-asian="bold" style:font-size-complex="11pt" style:language-complex="ar" style:country-complex="SA" style:font-weight-complex="bold" style:text-emphasize="none" style:text-scale="100%"/>
    </style:style>
    <style:style style:name="T7" style:family="text">
      <style:text-properties style:text-position="0% 100%" fo:font-size="11pt" fo:language="en" fo:country="US" fo:font-weight="bold" officeooo:rsid="00092dea" style:text-blinking="false" style:font-size-asian="11pt" style:language-asian="en" style:country-asian="ID" style:font-weight-asian="bold" style:font-size-complex="11pt" style:language-complex="ar" style:country-complex="SA" style:font-weight-complex="bold" style:text-emphasize="none" style:text-scale="100%"/>
    </style:style>
    <style:style style:name="T8" style:family="text">
      <style:text-properties style:text-position="0% 100%" fo:font-size="11pt" fo:language="en" fo:country="US" fo:font-weight="bold" officeooo:rsid="000a0d49" style:text-blinking="false" style:font-size-asian="11pt" style:language-asian="en" style:country-asian="ID" style:font-weight-asian="bold" style:font-size-complex="11pt" style:language-complex="ar" style:country-complex="SA" style:font-weight-complex="bold" style:text-emphasize="none" style:text-scale="100%"/>
    </style:style>
    <style:style style:name="T9" style:family="text">
      <style:text-properties style:text-position="0% 100%" fo:font-size="11pt" fo:language="en" fo:country="US" fo:font-weight="bold" officeooo:rsid="000ec39b" style:text-blinking="false" style:font-size-asian="11pt" style:language-asian="en" style:country-asian="ID" style:font-weight-asian="bold" style:font-size-complex="11pt" style:language-complex="ar" style:country-complex="SA" style:font-weight-complex="bold" style:text-emphasize="none" style:text-scale="100%"/>
    </style:style>
    <style:style style:name="T10" style:family="text">
      <style:text-properties style:text-position="0% 100%" fo:font-size="11pt" fo:language="en" fo:country="US" fo:font-style="italic" fo:font-weight="bold" officeooo:rsid="000a0d49" style:text-blinking="false" style:font-size-asian="11pt" style:language-asian="en" style:country-asian="ID" style:font-style-asian="italic" style:font-weight-asian="bold" style:font-size-complex="11pt" style:language-complex="ar" style:country-complex="SA" style:font-style-complex="italic" style:font-weight-complex="bold" style:text-emphasize="none" style:text-scale="100%"/>
    </style:style>
    <style:style style:name="T11" style:family="text">
      <style:text-properties style:text-position="0% 100%" officeooo:rsid="00092dea"/>
    </style:style>
    <style:style style:name="T12" style:family="text">
      <style:text-properties officeooo:rsid="0007f70f"/>
    </style:style>
    <style:style style:name="T13" style:family="text">
      <style:text-properties fo:font-weight="bold" officeooo:rsid="000a0d49" style:font-weight-asian="bold" style:font-weight-complex="bold"/>
    </style:style>
    <style:style style:name="T14" style:family="text">
      <style:text-properties fo:font-weight="bold" officeooo:rsid="000ec39b" style:font-weight-asian="bold" style:font-weight-complex="bold"/>
    </style:style>
    <style:style style:name="T15" style:family="text">
      <style:text-properties officeooo:rsid="0011b5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/>
      <text:h text:style-name="P20" text:outline-level="1"/>
      <text:h text:style-name="P6" text:outline-level="1">LEMBAR PENILAIAN HASIL BELAJAR (LPHB)</text:h>
      <text:h text:style-name="P2" text:outline-level="1"><text:span text:style-name="T1">Nama mata kuliah<text:tab/>: </text:span><text:span text:style-name="T6">Matematika Diskrit</text:span><text:span text:style-name="T1"> </text:span></text:h>
      <text:h text:style-name="P16" text:outline-level="1"><text:span text:style-name="T1">SKS<text:tab/><text:tab/>: <text:s/></text:span><text:span text:style-name="T6">3</text:span><text:span text:style-name="T3"> SKS</text:span></text:h>
      <text:h text:style-name="P9" text:outline-level="1">Program studi/Kelas<text:tab/>: <text:span text:style-name="T12">Teknik Informatika / A</text:span></text:h>
      <text:h text:style-name="P16" text:outline-level="1"><text:span text:style-name="T1">Pertemuan<text:tab/>: </text:span><text:span text:style-name="T5">6</text:span><text:span text:style-name="T1"> </text:span><text:span text:style-name="T11">dan </text:span><text:span text:style-name="T1">LKM </text:span><text:span text:style-name="T4">ke-</text:span><text:span text:style-name="T5">2</text:span></text:h>
      <text:h text:style-name="P1" text:outline-level="1"><text:span text:style-name="T1">Jenis Tugas <text:s/><text:tab/>: </text:span><text:span text:style-name="T7">Studi </text:span><text:span text:style-name="T8">Kasus (</text:span><text:span text:style-name="T10">Case Method</text:span><text:span text:style-name="T8">), </text:span><text:span text:style-name="T9">Cobweb dalam bidang Ekonomi</text:span></text:h>
      <text:h text:style-name="P8" text:outline-level="1">Hari,Tanggal<text:tab/>: <text:span text:style-name="T13">Pertemuan ke-</text:span><text:span text:style-name="T14">6</text:span></text:h>
      <text:h text:style-name="P14" text:outline-level="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F"/>
        <table:table-row table:style-name="Table6.1">
          <table:table-cell table:style-name="Table6.A1" table:number-rows-spanned="3" office:value-type="string">
            <text:h text:style-name="P15" text:outline-level="1">NRP</text:h>
          </table:table-cell>
          <table:table-cell table:style-name="Table6.A1" table:number-rows-spanned="3" office:value-type="string">
            <text:h text:style-name="P15" text:outline-level="1">Nama</text:h>
          </table:table-cell>
          <table:table-cell table:style-name="Table6.A1" table:number-columns-spanned="3" office:value-type="string">
            <text:h text:style-name="P15" text:outline-level="1">PENILAIAN HASIL BELAJAR</text:h>
          </table:table-cell>
          <table:covered-table-cell/>
          <table:covered-table-cell/>
          <table:table-cell table:style-name="Table6.A1" table:number-rows-spanned="3" office:value-type="string">
            <text:h text:style-name="P15" text:outline-level="1">Rata-rata Nilai</text:h>
          </table:table-cell>
        </table:table-row>
        <table:table-row table:style-name="Table6.2">
          <table:covered-table-cell/>
          <table:covered-table-cell/>
          <table:table-cell table:style-name="Table6.A1" table:number-columns-spanned="2" office:value-type="string">
            <text:h text:style-name="P15" text:outline-level="1">01 Rubrik Deskriptif</text:h>
            <text:h text:style-name="P15" text:outline-level="1">(Lihat Tabel 1)</text:h>
          </table:table-cell>
          <table:covered-table-cell/>
          <table:table-cell table:style-name="Table6.A1" table:number-rows-spanned="2" office:value-type="string">
            <text:h text:style-name="P15" text:outline-level="1">Rubrik Holistik</text:h>
            <text:h text:style-name="P15" text:outline-level="1">(SKOR)</text:h>
            <text:h text:style-name="P15" text:outline-level="1">(lihat Tabel 2)</text:h>
          </table:table-cell>
          <table:covered-table-cell/>
        </table:table-row>
        <table:table-row table:style-name="Table6.1">
          <table:covered-table-cell/>
          <table:covered-table-cell/>
          <table:table-cell table:style-name="Table6.A1" office:value-type="string">
            <text:h text:style-name="P13" text:outline-level="1">Dimensi Kelengkapan Informasi</text:h>
          </table:table-cell>
          <table:table-cell table:style-name="Table6.A1" office:value-type="string">
            <text:h text:style-name="P13" text:outline-level="1">Dimensi Analisa &amp; Sintesis</text:h>
          </table:table-cell>
          <table:covered-table-cell/>
          <table:covered-table-cell/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  <table:table-row table:style-name="Table6.4"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  <table:table-cell table:style-name="Table6.A1" office:value-type="string">
            <text:h text:style-name="P12" text:outline-level="1"/>
          </table:table-cell>
        </table:table-row>
      </table:table>
      <text:h text:style-name="P7" text:outline-level="1"/>
      <text:h text:style-name="P5" text:outline-level="1"/>
      <text:h text:style-name="P6" text:outline-level="1">LEMBAR PENILAIAN HASIL BELAJAR (LPHB)</text:h>
      <text:h text:style-name="P4" text:outline-level="1"><text:span text:style-name="T2">Tabel 1: Rubrik DESKRIPTIF </text:span><text:span text:style-name="T1">pedoman untuk menilai berdasarkan kesan keseluruhan atau kombinasi semua kriteria</text:span></text:h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h text:style-name="P17" text:outline-level="1">Demensi</text:h>
          </table:table-cell>
          <table:table-cell table:style-name="Table7.A1" office:value-type="string">
            <text:h text:style-name="P17" text:outline-level="1">Sangat memuaskan </text:h>
            <text:h text:style-name="P17" text:outline-level="1">Skor 5 (81-100)</text:h>
          </table:table-cell>
          <table:table-cell table:style-name="Table7.A1" office:value-type="string">
            <text:h text:style-name="P17" text:outline-level="1">Memuaskan</text:h>
            <text:h text:style-name="P17" text:outline-level="1">Skor 4</text:h>
            <text:h text:style-name="P17" text:outline-level="1">(61-80)</text:h>
          </table:table-cell>
          <table:table-cell table:style-name="Table7.A1" office:value-type="string">
            <text:h text:style-name="P17" text:outline-level="1">Batas</text:h>
            <text:h text:style-name="P17" text:outline-level="1">Skor 3 </text:h>
            <text:h text:style-name="P17" text:outline-level="1">(41-60)</text:h>
          </table:table-cell>
          <table:table-cell table:style-name="Table7.A1" office:value-type="string">
            <text:h text:style-name="P17" text:outline-level="1">Kurang memuaskan</text:h>
            <text:h text:style-name="P17" text:outline-level="1">Skor 2 (21-40)</text:h>
          </table:table-cell>
          <table:table-cell table:style-name="Table7.A1" office:value-type="string">
            <text:h text:style-name="P17" text:outline-level="1">Di Bawah Standar</text:h>
            <text:h text:style-name="P17" text:outline-level="1">Skor 1 (0-20)</text:h>
          </table:table-cell>
        </table:table-row>
        <table:table-row table:style-name="Table7.1">
          <table:table-cell table:style-name="Table7.A1" office:value-type="string">
            <text:h text:style-name="P17" text:outline-level="1">Kelengkapan informasi </text:h>
          </table:table-cell>
          <table:table-cell table:style-name="Table7.A1" office:value-type="string">
            <text:h text:style-name="P18" text:outline-level="1">Lengkap memperoleh 3 informasi diungkapa-kan secara sistematis</text:h>
          </table:table-cell>
          <table:table-cell table:style-name="Table7.A1" office:value-type="string">
            <text:h text:style-name="P18" text:outline-level="1">Lengkap memperoleh 3 informasi diungkapa-kan kurang sistematis</text:h>
          </table:table-cell>
          <table:table-cell table:style-name="Table7.A1" office:value-type="string">
            <text:h text:style-name="P18" text:outline-level="1">Kurang lengkap diungkapa-kan secara sistematis</text:h>
          </table:table-cell>
          <table:table-cell table:style-name="Table7.A1" office:value-type="string">
            <text:h text:style-name="P18" text:outline-level="1">Hanya mengemu-kakan 2 informasi saja</text:h>
          </table:table-cell>
          <table:table-cell table:style-name="Table7.A1" office:value-type="string">
            <text:h text:style-name="P18" text:outline-level="1">Hanya mengemu-kanan 1 informasi saja</text:h>
          </table:table-cell>
        </table:table-row>
        <table:table-row table:style-name="Table7.1">
          <table:table-cell table:style-name="Table7.A1" office:value-type="string">
            <text:h text:style-name="P17" text:outline-level="1">Analisis dan <text:soft-page-break/>sintesis</text:h>
          </table:table-cell>
          <table:table-cell table:style-name="Table7.A1" office:value-type="string">
            <text:h text:style-name="P18" text:outline-level="1">Analisis dan sintesis <text:soft-page-break/>diungkapa-kan secara runtut , sistematis, dan lengkap</text:h>
          </table:table-cell>
          <table:table-cell table:style-name="Table7.A1" office:value-type="string">
            <text:h text:style-name="P18" text:outline-level="1">Analisis dan sintesis <text:soft-page-break/>diungkapa-kan <text:s/>kurang runtut , namun sistematis, dan lengkap</text:h>
          </table:table-cell>
          <table:table-cell table:style-name="Table7.A1" office:value-type="string">
            <text:h text:style-name="P18" text:outline-level="1">Analisis dan <text:soft-page-break/>sintesis diungkapa-kan <text:s/>dan kurang lengkap namun runtut dan sistematis,</text:h>
          </table:table-cell>
          <table:table-cell table:style-name="Table7.A1" office:value-type="string">
            <text:h text:style-name="P18" text:outline-level="1">Analisis dan sintesis <text:soft-page-break/>diungkapa-kan <text:s/>dan kurang lengkap (hanya 2 informasi) namun runtut dan sistematis,</text:h>
          </table:table-cell>
          <table:table-cell table:style-name="Table7.A1" office:value-type="string">
            <text:h text:style-name="P18" text:outline-level="1">Analisis dan <text:soft-page-break/>sintesis diungkapa-kan <text:s/>dan kurang lengkap (hanya <text:s/>1 informasi) namun runtut dan sistematis,</text:h>
          </table:table-cell>
        </table:table-row>
      </table:table>
      <text:h text:style-name="P10" text:outline-level="1"/>
      <text:h text:style-name="P1" text:outline-level="1"><text:span text:style-name="T2">Tabel 2: Rubrik HOLISTIK </text:span><text:span text:style-name="T1">memiliki tingkatan kriteria penilaian yang dideskripsikan dan diberikan skala penilaian atau skor penilaian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h text:style-name="P19" text:outline-level="1">Grade</text:h>
          </table:table-cell>
          <table:table-cell table:style-name="Table8.A1" office:value-type="string">
            <text:h text:style-name="P19" text:outline-level="1">Skor</text:h>
          </table:table-cell>
          <table:table-cell table:style-name="Table8.A1" office:value-type="string">
            <text:h text:style-name="P18" text:outline-level="1">Deskripsi</text:h>
          </table:table-cell>
        </table:table-row>
        <table:table-row table:style-name="Table8.1">
          <table:table-cell table:style-name="Table8.A1" office:value-type="string">
            <text:h text:style-name="P19" text:outline-level="1">Sangat Baik</text:h>
          </table:table-cell>
          <table:table-cell table:style-name="Table8.A1" office:value-type="string">
            <text:h text:style-name="P19" text:outline-level="1">&gt;81</text:h>
          </table:table-cell>
          <table:table-cell table:style-name="Table8.A1" office:value-type="string">
            <text:h text:style-name="P18" text:outline-level="1">Substansi yang disajikan sangat lengkap</text:h>
            <text:h text:style-name="P18" text:outline-level="1">Teknik saji sangat baik</text:h>
            <text:h text:style-name="P18" text:outline-level="1">Media saji sangat tepat dan menarik</text:h>
            <text:h text:style-name="P18" text:outline-level="1">Semua anggota kelompok terlibat aktif dalam diskusi</text:h>
          </table:table-cell>
        </table:table-row>
        <table:table-row table:style-name="Table8.1">
          <table:table-cell table:style-name="Table8.A1" office:value-type="string">
            <text:h text:style-name="P19" text:outline-level="1">Baik</text:h>
          </table:table-cell>
          <table:table-cell table:style-name="Table8.A1" office:value-type="string">
            <text:h text:style-name="P19" text:outline-level="1">61-80</text:h>
          </table:table-cell>
          <table:table-cell table:style-name="Table8.A1" office:value-type="string">
            <text:h text:style-name="P18" text:outline-level="1">Substansi yang disajikan lengkap</text:h>
            <text:h text:style-name="P18" text:outline-level="1">Teknik saji <text:s/>baik</text:h>
            <text:h text:style-name="P18" text:outline-level="1">Media saji tepat dan menarik</text:h>
            <text:h text:style-name="P18" text:outline-level="1">Semua anggota kelompok terlibat aktif dalam diskusi</text:h>
          </table:table-cell>
        </table:table-row>
        <table:table-row table:style-name="Table8.1">
          <table:table-cell table:style-name="Table8.A1" office:value-type="string">
            <text:h text:style-name="P19" text:outline-level="1">Cukup</text:h>
          </table:table-cell>
          <table:table-cell table:style-name="Table8.A1" office:value-type="string">
            <text:h text:style-name="P19" text:outline-level="1">41-60</text:h>
          </table:table-cell>
          <table:table-cell table:style-name="Table8.A1" office:value-type="string">
            <text:h text:style-name="P18" text:outline-level="1">Substansi yang disajikan kurang lengkap</text:h>
            <text:h text:style-name="P18" text:outline-level="1">Teknik saji <text:s/>cukup baik</text:h>
            <text:h text:style-name="P18" text:outline-level="1">Media saji kurang tepat dan menarik</text:h>
            <text:h text:style-name="P18" text:outline-level="1">Semua anggota kelompok terlibat aktif dalam diskusi</text:h>
          </table:table-cell>
        </table:table-row>
        <table:table-row table:style-name="Table8.1">
          <table:table-cell table:style-name="Table8.A1" office:value-type="string">
            <text:h text:style-name="P19" text:outline-level="1">Kurang</text:h>
          </table:table-cell>
          <table:table-cell table:style-name="Table8.A1" office:value-type="string">
            <text:h text:style-name="P19" text:outline-level="1">21 - 40</text:h>
          </table:table-cell>
          <table:table-cell table:style-name="Table8.A1" office:value-type="string">
            <text:h text:style-name="P18" text:outline-level="1">Substansi yang disajikan tidak <text:s/>lengkap</text:h>
            <text:h text:style-name="P18" text:outline-level="1">Teknik saji <text:s/>tidak baik</text:h>
            <text:h text:style-name="P18" text:outline-level="1">Tidak menggunakan media saji </text:h>
            <text:h text:style-name="P18" text:outline-level="1">Anggota kelompok tidak terlibat aktif dalam diskusi</text:h>
          </table:table-cell>
        </table:table-row>
        <table:table-row table:style-name="Table8.1">
          <table:table-cell table:style-name="Table8.A1" office:value-type="string">
            <text:h text:style-name="P19" text:outline-level="1">Sangat kurang</text:h>
          </table:table-cell>
          <table:table-cell table:style-name="Table8.A1" office:value-type="string">
            <text:h text:style-name="P19" text:outline-level="1">&lt;20</text:h>
          </table:table-cell>
          <table:table-cell table:style-name="Table8.A1" office:value-type="string">
            <text:h text:style-name="P18" text:outline-level="1">Tidak ada substansi yang disajikan</text:h>
            <text:h text:style-name="P18" text:outline-level="1">Teknik saji tidak teratur</text:h>
            <text:h text:style-name="P18" text:outline-level="1">Tidak menggunakan media saji</text:h>
            <text:h text:style-name="P18" text:outline-level="1">Anggota kelompok tidak terlibat aktif dan tidak teroganisasi dengan baik</text:h>
          </table:table-cell>
        </table:table-row>
      </table:table>
      <text:h text:style-name="P11" text:outline-level="1">Keterangan : jika mencontek pekerjaan orang lain maka Tugas ini tidak mendapat nilai (tidak jujur salah satu penjabaran memiliki Integritas)</text:h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3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top" style:writing-mode="lr-tb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normal" style:next-style-name="Standard" style:default-outline-level="1" style:list-style-name="" style:class="extra">
      <style:paragraph-properties fo:margin-top="0in" fo:margin-bottom="0.139in" loext:contextual-spacing="false" fo:line-height="100%" fo:hyphenation-ladder-count="no-limit" style:vertical-align="top"/>
      <style:text-properties fo:color="#4f81bd" style:text-position="0% 100%" fo:font-size="9pt" fo:language="en" fo:country="US" fo:font-weight="bold" style:text-blinking="false" style:font-size-asian="9pt" style:language-asian="en" style:country-asian="ID" style:font-weight-asian="bold" style:font-size-complex="9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3335in" fo:margin-bottom="0in" loext:contextual-spacing="false" fo:line-height="115%" fo:keep-together="always" fo:hyphenation-ladder-count="no-limit" fo:keep-with-next="always" style:vertical-align="top"/>
      <style:text-properties fo:color="#365f91" style:text-position="0% 100%" style:font-name="Cambria" fo:font-family="Cambria" style:font-family-generic="roman" style:font-pitch="variable" fo:font-size="14pt" fo:language="und" fo:country="none" fo:font-weight="bold" style:text-blinking="false" style:font-name-asian="Times New Roman1" style:font-family-asian="'Times New Roman'" style:font-family-generic-asian="system" style:font-pitch-asian="variable" style:font-size-asian="14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139in" fo:margin-bottom="0in" loext:contextual-spacing="false" fo:line-height="115%" fo:keep-together="always" fo:hyphenation-ladder-count="no-limit" fo:keep-with-next="always" style:vertical-align="top"/>
      <style:text-properties fo:color="#4f81bd" style:text-position="0% 100%" style:font-name="Cambria" fo:font-family="Cambria" style:font-family-generic="roman" style:font-pitch="variable" fo:font-size="13pt" fo:language="und" fo:country="none" fo:font-weight="bold" style:text-blinking="false" style:font-name-asian="Times New Roman1" style:font-family-asian="'Times New Roman'" style:font-family-generic-asian="system" style:font-pitch-asian="variable" style:font-size-asian="13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Heading_20_3" style:display-name="Heading 3" style:family="paragraph" style:parent-style-name="normal" style:next-style-name="Standard" style:default-outline-level="1" style:list-style-name="" style:class="text">
      <style:paragraph-properties fo:margin-top="0.1945in" fo:margin-bottom="0.0555in" loext:contextual-spacing="false" fo:line-height="115%" fo:keep-together="always" fo:hyphenation-ladder-count="no-limit" fo:keep-with-next="always" style:vertical-align="top"/>
      <style:text-properties style:text-position="0% 100%" fo:font-size="14pt" fo:language="en" fo:country="US" fo:font-weight="bold" style:text-blinking="false" style:font-size-asian="14pt" style:language-asian="en" style:country-asian="ID" style:font-weight-asian="bold" style:font-size-complex="14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4" style:display-name="Heading 4" style:family="paragraph" style:parent-style-name="normal" style:next-style-name="Standard" style:default-outline-level="1" style:list-style-name="" style:class="text">
      <style:paragraph-properties fo:margin-top="0.1665in" fo:margin-bottom="0.028in" loext:contextual-spacing="false" fo:line-height="115%" fo:keep-together="always" fo:hyphenation-ladder-count="no-limit" fo:keep-with-next="always" style:vertical-align="top"/>
      <style:text-properties style:text-position="0% 100%" fo:font-size="12pt" fo:language="en" fo:country="US" fo:font-weight="bold" style:text-blinking="false" style:font-size-asian="12pt" style:language-asian="en" style:country-asian="ID" style:font-weight-asian="bold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5" style:display-name="Heading 5" style:family="paragraph" style:parent-style-name="normal" style:next-style-name="Standard" style:default-outline-level="1" style:list-style-name="" style:class="text">
      <style:paragraph-properties fo:margin-top="0.1528in" fo:margin-bottom="0.028in" loext:contextual-spacing="false" fo:line-height="115%" fo:keep-together="always" fo:hyphenation-ladder-count="no-limit" fo:keep-with-next="always" style:vertical-align="top"/>
      <style:text-properties style:text-position="0% 100%" fo:font-size="11pt" fo:language="en" fo:country="US" fo:font-weight="bold" style:text-blinking="false" style:font-size-asian="11pt" style:language-asian="en" style:country-asian="ID" style:font-weight-asian="bol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_20_6" style:display-name="Heading 6" style:family="paragraph" style:parent-style-name="normal" style:next-style-name="Standard" style:default-outline-level="1" style:list-style-name="" style:class="text">
      <style:paragraph-properties fo:margin-top="0.139in" fo:margin-bottom="0.028in" loext:contextual-spacing="false" fo:line-height="115%" fo:keep-together="always" fo:hyphenation-ladder-count="no-limit" fo:keep-with-next="always" style:vertical-align="top"/>
      <style:text-properties style:text-position="0% 100%" fo:font-size="10pt" fo:language="en" fo:country="US" fo:font-weight="bold" style:text-blinking="false" style:font-size-asian="10pt" style:language-asian="en" style:country-asian="ID" style:font-weight-asian="bold" style:font-size-complex="10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itle" style:family="paragraph" style:parent-style-name="normal" style:next-style-name="Standard" style:default-outline-level="1" style:list-style-name="" style:class="chapter">
      <style:paragraph-properties fo:margin-top="0.3335in" fo:margin-bottom="0.0835in" loext:contextual-spacing="false" fo:line-height="115%" fo:keep-together="always" fo:hyphenation-ladder-count="no-limit" fo:keep-with-next="always" style:vertical-align="top"/>
      <style:text-properties style:text-position="0% 100%" fo:font-size="36pt" fo:language="en" fo:country="US" fo:font-weight="bold" style:text-blinking="false" style:font-size-asian="36pt" style:language-asian="en" style:country-asian="ID" style:font-weight-asian="bold" style:font-size-complex="36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normal" style:default-outline-level="1" style:list-style-name="">
      <style:paragraph-properties fo:margin-top="0in" fo:margin-bottom="0in" loext:contextual-spacing="false" fo:line-height="100%" fo:hyphenation-ladder-count="no-limit" style:vertical-align="top"/>
      <style:text-properties style:text-position="0% 100%" style:font-name="Tahoma" fo:font-family="Tahoma" style:font-family-generic="roman" style:font-pitch="variable" fo:font-size="8pt" fo:language="und" fo:country="none" style:text-blinking="false" style:font-size-asian="8pt" style:language-asian="und" style:country-asian="none" style:font-name-complex="Times New Roman1" style:font-family-complex="'Times New Roman'" style:font-family-generic-complex="system" style:font-pitch-complex="variable" style:font-size-complex="8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normal" style:default-outline-level="1" style:list-style-name="">
      <style:paragraph-properties fo:margin-left="0.5in" fo:margin-right="0in" fo:margin-top="0in" fo:margin-bottom="0.139in" loext:contextual-spacing="true" fo:line-height="115%" fo:hyphenation-ladder-count="no-limit" fo:text-indent="0in" style:auto-text-indent="false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normal" style:default-outline-level="1" style:list-style-name="">
      <style:paragraph-properties fo:margin-top="0.1945in" fo:margin-bottom="0.1945in" loext:contextual-spacing="false" fo:line-height="100%" fo:hyphenation-ladder-count="no-limit" style:vertical-align="top"/>
      <style:text-properties style:text-position="0% 100%" style:font-name="Times New Roman" fo:font-family="'Times New Roman'" style:font-family-generic="roman" style:font-pitch="variable" fo:font-size="12pt" fo:language="en" fo:country="US" style:text-blinking="false" style:font-name-asian="Times New Roman1" style:font-family-asian="'Times New Roman'" style:font-family-generic-asian="system" style:font-pitch-asian="variable" style:font-size-asian="12pt" style:language-asian="en" style:country-asian="ID" style:font-name-complex="Times New Roman1" style:font-family-complex="'Times New Roman'" style:font-family-generic-complex="system" style:font-pitch-complex="variable" style:font-size-complex="12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 fo:line-height="115%" fo:keep-together="always" fo:hyphenation-ladder-count="no-limit" fo:keep-with-next="always" style:vertical-align="top"/>
      <style:text-properties fo:color="#365f91" style:text-position="0% 100%" style:font-name="Cambria" fo:font-family="Cambria" style:font-family-generic="roman" style:font-pitch="variable" fo:font-size="14pt" fo:language="und" fo:country="none" fo:font-weight="bold" style:text-blinking="false" style:font-name-asian="Times New Roman1" style:font-family-asian="'Times New Roman'" style:font-family-generic-asian="system" style:font-pitch-asian="variable" style:font-size-asian="14pt" style:language-asian="und" style:country-asian="none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emphasize="none" style:text-scale="100%" fo:hyphenate="false" fo:hyphenation-remain-char-count="2" fo:hyphenation-push-char-count="2" loext:hyphenation-no-caps="false"/>
    </style:style>
    <style:style style:name="Contents_20_1" style:display-name="Contents 1" style:family="paragraph" style:parent-style-name="normal" style:next-style-name="Standard" style:default-outline-level="1" style:list-style-name="" style:class="index">
      <style:paragraph-properties fo:margin-top="0in" fo:margin-bottom="0.0693in" loext:contextual-spacing="false" fo:line-height="115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Contents_20_2" style:display-name="Contents 2" style:family="paragraph" style:parent-style-name="normal" style:next-style-name="Standard" style:default-outline-level="1" style:list-style-name="" style:class="index">
      <style:paragraph-properties fo:margin-left="0.1528in" fo:margin-right="0in" fo:margin-top="0in" fo:margin-bottom="0.0693in" loext:contextual-spacing="false" fo:line-height="115%" fo:hyphenation-ladder-count="no-limit" fo:text-indent="0in" style:auto-text-indent="false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Table_20_of_20_Figures" style:display-name="Table of Figures" style:family="paragraph" style:parent-style-name="normal" style:next-style-name="Standard" style:default-outline-level="1" style:list-style-name="">
      <style:paragraph-properties fo:margin-top="0in" fo:margin-bottom="0in" loext:contextual-spacing="false" fo:line-height="115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default-outline-level="1" style:list-style-name="" style:class="extra">
      <style:paragraph-properties fo:margin-top="0in" fo:margin-bottom="0in" loext:contextual-spacing="false" fo:line-height="100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Footer" style:family="paragraph" style:parent-style-name="normal" style:default-outline-level="1" style:list-style-name="" style:class="extra">
      <style:paragraph-properties fo:margin-top="0in" fo:margin-bottom="0in" loext:contextual-spacing="false" fo:line-height="100%" fo:hyphenation-ladder-count="no-limit" style:vertical-align="top"/>
      <style:text-properties style:text-position="0% 100%" fo:font-size="11pt" fo:language="en" fo:country="US" style:text-blinking="false" style:font-size-asian="11pt" style:language-asian="en" style:country-asian="ID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15%" fo:keep-together="always" fo:break-before="auto" fo:break-after="auto" fo:keep-with-next="always"/>
      <style:text-properties fo:color="#666666" style:text-position="0% 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style:style style:name="Balloon_20_Text_20_Char" style:display-name="Balloon Text Char" style:family="text">
      <style:text-properties style:text-position="0% 100%" style:font-name="Tahoma" fo:font-family="Tahoma" style:font-family-generic="roman" style:font-pitch="variable" fo:font-size="8pt" style:text-blinking="false" style:font-size-asian="8pt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Page_20_Number" style:display-name="Page Number" style:family="text" style:parent-style-name="Default_20_Paragraph_20_Font">
      <style:text-properties style:text-position="0% 100%" style:text-blinking="false" style:text-emphasize="none" style:text-scale="100%"/>
    </style:style>
    <style:style style:name="List_20_Paragraph_20_Char" style:display-name="List Paragraph Char" style:family="text">
      <style:text-properties style:text-position="0% 100%" style:text-blinking="false" style:text-emphasize="none" style:text-scale="100%"/>
    </style:style>
    <style:style style:name="Heading_20_1_20_Char" style:display-name="Heading 1 Char" style:family="text">
      <style:text-properties fo:color="#365f91" style:text-position="0% 100%" style:font-name="Cambria" fo:font-family="Cambria" style:font-family-generic="roman" style:font-pitch="variable" fo:font-size="14pt" fo:font-weight="bold" style:text-blinking="fals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style:text-emphasize="none" style:text-scale="100%"/>
    </style:style>
    <style:style style:name="Heading_20_2_20_Char" style:display-name="Heading 2 Char" style:family="text">
      <style:text-properties fo:color="#4f81bd" style:text-position="0% 100%" style:font-name="Cambria" fo:font-family="Cambria" style:font-family-generic="roman" style:font-pitch="variable" fo:font-size="13pt" fo:font-weight="bold" style:text-blinking="false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 style:text-emphasize="none" style:text-scale="100%"/>
    </style:style>
    <style:style style:name="Internet_20_link" style:display-name="Internet link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Header_20_Char" style:display-name="Header Char" style:family="text" style:parent-style-name="Default_20_Paragraph_20_Font">
      <style:text-properties style:text-position="0% 100%" style:text-blinking="false" style:text-emphasize="none" style:text-scale="100%"/>
    </style:style>
    <style:style style:name="Footer_20_Char" style:display-name="Footer Char" style:family="text" style:parent-style-name="Default_20_Paragraph_20_Font">
      <style:text-properties style:text-position="0% 100%" style:text-blinking="false" style:text-emphasize="none" style:text-scale="100%"/>
    </style:style>
    <style:style style:name="Placeholder_20_Text" style:display-name="Placeholder Text" style:family="text">
      <style:text-properties fo:color="#808080" style:text-position="0% 100%" style:text-blinking="false" style:text-emphasize="none" style:text-scale="100%"/>
    </style:style>
    <style:style style:name="ListLabel_20_1" style:display-name="ListLabel 1" style:family="text">
      <style:text-properties style:text-position="0% 100%" fo:font-size="12pt" fo:font-weight="normal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position="0% 100%" style:font-name="Cambria" fo:font-family="Cambria" style:font-family-generic="roman" style:font-pitch="variable" fo:font-size="12pt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19" style:display-name="ListLabel 19" style:family="text">
      <style:text-properties style:text-position="0% 100%" style:font-name="Cambria" fo:font-family="Cambria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position="0% 100%" style:text-underline-style="none"/>
    </style:style>
    <style:style style:name="ListLabel_20_21" style:display-name="ListLabel 21" style:family="text">
      <style:text-properties style:text-position="0% 100%" style:text-underline-style="none"/>
    </style:style>
    <style:style style:name="ListLabel_20_22" style:display-name="ListLabel 22" style:family="text">
      <style:text-properties style:text-position="0% 100%" style:text-underline-style="none"/>
    </style:style>
    <style:style style:name="ListLabel_20_23" style:display-name="ListLabel 23" style:family="text">
      <style:text-properties style:text-position="0% 100%" style:text-underline-style="none"/>
    </style:style>
    <style:style style:name="ListLabel_20_24" style:display-name="ListLabel 24" style:family="text">
      <style:text-properties style:text-position="0% 100%" style:text-underline-style="none"/>
    </style:style>
    <style:style style:name="ListLabel_20_25" style:display-name="ListLabel 25" style:family="text">
      <style:text-properties style:text-position="0% 100%" style:text-underline-style="none"/>
    </style:style>
    <style:style style:name="ListLabel_20_26" style:display-name="ListLabel 26" style:family="text">
      <style:text-properties style:text-position="0% 100%" style:text-underline-style="none"/>
    </style:style>
    <style:style style:name="ListLabel_20_27" style:display-name="ListLabel 27" style:family="text">
      <style:text-properties style:text-position="0% 100%" style:text-underline-style="none"/>
    </style:style>
    <style:style style:name="ListLabel_20_28" style:display-name="ListLabel 28" style:family="text">
      <style:text-properties style:text-position="0% 100%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ListLabel_20_37" style:display-name="ListLabel 37" style:family="text">
      <style:text-properties style:text-position="0% 100%" fo:font-weight="normal"/>
    </style:style>
    <style:style style:name="ListLabel_20_38" style:display-name="ListLabel 38" style:family="text">
      <style:text-properties style:text-position="0% 100%"/>
    </style:style>
    <style:style style:name="ListLabel_20_39" style:display-name="ListLabel 39" style:family="text">
      <style:text-properties style:text-position="0% 100%"/>
    </style:style>
    <style:style style:name="ListLabel_20_40" style:display-name="ListLabel 40" style:family="text">
      <style:text-properties style:text-position="0% 100%"/>
    </style:style>
    <style:style style:name="ListLabel_20_41" style:display-name="ListLabel 41" style:family="text">
      <style:text-properties style:text-position="0% 100%"/>
    </style:style>
    <style:style style:name="ListLabel_20_42" style:display-name="ListLabel 42" style:family="text">
      <style:text-properties style:text-position="0% 100%"/>
    </style:style>
    <style:style style:name="ListLabel_20_43" style:display-name="ListLabel 43" style:family="text">
      <style:text-properties style:text-position="0% 100%"/>
    </style:style>
    <style:style style:name="ListLabel_20_44" style:display-name="ListLabel 44" style:family="text">
      <style:text-properties style:text-position="0% 100%"/>
    </style:style>
    <style:style style:name="ListLabel_20_45" style:display-name="ListLabel 45" style:family="text">
      <style:text-properties style:text-position="0% 100%"/>
    </style:style>
    <style:style style:name="ListLabel_20_46" style:display-name="ListLabel 46" style:family="text">
      <style:text-properties style:text-position="0% 100%" fo:font-size="12pt" fo:font-weight="normal"/>
    </style:style>
    <style:style style:name="ListLabel_20_47" style:display-name="ListLabel 47" style:family="text">
      <style:text-properties style:text-position="0% 100%"/>
    </style:style>
    <style:style style:name="ListLabel_20_48" style:display-name="ListLabel 48" style:family="text">
      <style:text-properties style:text-position="0% 100%"/>
    </style:style>
    <style:style style:name="ListLabel_20_49" style:display-name="ListLabel 49" style:family="text">
      <style:text-properties style:text-position="0% 100%"/>
    </style:style>
    <style:style style:name="ListLabel_20_50" style:display-name="ListLabel 50" style:family="text">
      <style:text-properties style:text-position="0% 100%"/>
    </style:style>
    <style:style style:name="ListLabel_20_51" style:display-name="ListLabel 51" style:family="text">
      <style:text-properties style:text-position="0% 100%"/>
    </style:style>
    <style:style style:name="ListLabel_20_52" style:display-name="ListLabel 52" style:family="text">
      <style:text-properties style:text-position="0% 100%"/>
    </style:style>
    <style:style style:name="ListLabel_20_53" style:display-name="ListLabel 53" style:family="text">
      <style:text-properties style:text-position="0% 100%"/>
    </style:style>
    <style:style style:name="ListLabel_20_54" style:display-name="ListLabel 54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6in" fo:margin-bottom="0.5in" fo:margin-left="0.6in" fo:margin-right="0.4in" style:writing-mode="lr-tb" style:layout-grid-color="#c0c0c0" style:layout-grid-lines="18206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1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2" style:next-style-name="Converted1"/>
    <style:master-page style:name="Converted3" style:page-layout-name="Mpm1"/>
    <style:master-page style:name="Converted4" style:page-layout-name="Mpm1" style:next-style-name="Converted3"/>
    <style:master-page style:name="Converted5" style:page-layout-name="Mpm3"/>
    <style:master-page style:name="Converted6" style:page-layout-name="Mpm3" style:next-style-name="Converted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04:06:00</meta:creation-date>
    <meta:initial-creator>pelatihan.pengembang</meta:initial-creator>
    <meta:generator>LibreOffice/6.4.7.2$Linux_X86_64 LibreOffice_project/40$Build-2</meta:generator>
    <dc:date>2022-01-03T05:23:42.180285386</dc:date>
    <meta:editing-duration>PT3H7M12S</meta:editing-duration>
    <meta:editing-cycles>6</meta:editing-cycles>
    <meta:document-statistic meta:table-count="3" meta:image-count="0" meta:object-count="0" meta:page-count="2" meta:paragraph-count="80" meta:word-count="367" meta:character-count="2524" meta:non-whitespace-character-count="2219"/>
  </office:meta>
</office:document-meta>
</file>